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6"/>
        </table:table-row>
        <table:table-row table:style-name="ro3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164.12332254276" calcext:value-type="float">
            <text:p>7164.1233225428</text:p>
          </table:table-cell>
          <table:table-cell table:formula="of:=SUM([.J4];[.K4])" office:value-type="float" office:value="8650" calcext:value-type="float">
            <text:p>865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066.45722052883" calcext:value-type="float">
            <text:p>9066.4572205288</text:p>
          </table:table-cell>
          <table:table-cell table:style-name="ce21" table:formula="of:=SUM([.J5];[.K5])" office:value-type="float" office:value="8500" calcext:value-type="float">
            <text:p>85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094.12332254276" calcext:value-type="float">
            <text:p>8094.1233225428</text:p>
          </table:table-cell>
          <table:table-cell table:formula="of:=SUM([.J6])" office:value-type="float" office:value="800" calcext:value-type="float">
            <text:p>8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6925.64035623371" calcext:value-type="float">
            <text:p>6925.6403562337</text:p>
          </table:table-cell>
          <table:table-cell table:formula="of:=SUM([.J7])" office:value-type="float" office:value="4900" calcext:value-type="float">
            <text:p>49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9996.45722052883" calcext:value-type="float">
            <text:p>9996.4572205288</text:p>
          </table:table-cell>
          <table:table-cell table:formula="of:=SUM([.J8];[.K8])" office:value-type="float" office:value="6950" calcext:value-type="float">
            <text:p>695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8693.72994780156" calcext:value-type="float">
            <text:p>8693.7299478016</text:p>
          </table:table-cell>
          <table:table-cell table:formula="of:=SUM([.J9];[.K9])" office:value-type="float" office:value="11500" calcext:value-type="float">
            <text:p>115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8505.69925726447" calcext:value-type="float">
            <text:p>8505.6992572645</text:p>
          </table:table-cell>
          <table:table-cell table:formula="of:=SUM([.J10];[.K10])" office:value-type="float" office:value="9150" calcext:value-type="float">
            <text:p>9150</text:p>
          </table:table-cell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9996.45722052883" calcext:value-type="float">
            <text:p>9996.4572205288</text:p>
          </table:table-cell>
          <table:table-cell table:formula="of:=SUM([.J11];[.K11])" office:value-type="float" office:value="4500" calcext:value-type="float">
            <text:p>4500</text:p>
          </table:table-cell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O1];[.N12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8510.04708335143" calcext:value-type="float">
            <text:p>8510.0470833514</text:p>
          </table:table-cell>
          <table:table-cell table:formula="of:=SUM([.J13];[.K13])" office:value-type="float" office:value="1200" calcext:value-type="float">
            <text:p>12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9996.45722052883" calcext:value-type="float">
            <text:p>9996.4572205288</text:p>
          </table:table-cell>
          <table:table-cell table:formula="of:=SUM([.J14];[.K14])" office:value-type="float" office:value="6550" calcext:value-type="float">
            <text:p>655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9996.45722052883" calcext:value-type="float">
            <text:p>9996.4572205288</text:p>
          </table:table-cell>
          <table:table-cell table:formula="of:=SUM([.J15];[.K15])" office:value-type="float" office:value="11600" calcext:value-type="float">
            <text:p>11600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9623.72994780156" calcext:value-type="float">
            <text:p>9623.7299478016</text:p>
          </table:table-cell>
          <table:table-cell table:formula="of:=SUM([.J16];[.K16])" office:value-type="float" office:value="13200" calcext:value-type="float">
            <text:p>13200</text:p>
          </table:table-cell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116.7847191172" calcext:value-type="float">
            <text:p>6116.7847191172</text:p>
          </table:table-cell>
          <table:table-cell table:formula="of:=SUM([.J17];[.K17])" office:value-type="float" office:value="14400" calcext:value-type="float">
            <text:p>14400</text:p>
          </table:table-cell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9996.45722052883" calcext:value-type="float">
            <text:p>9996.4572205288</text:p>
          </table:table-cell>
          <table:table-cell table:formula="of:=SUM([.J18];[.K18])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9602.33957347001" calcext:value-type="float">
            <text:p>9602.33957347</text:p>
          </table:table-cell>
          <table:table-cell table:formula="of:=SUM([.J19];[.K19])" office:value-type="float" office:value="7650" calcext:value-type="float">
            <text:p>765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3951.91304347826" calcext:value-type="float">
            <text:p>3951.9130434783</text:p>
          </table:table-cell>
          <table:table-cell table:formula="of:=SUM([.J20])" office:value-type="float" office:value="1600" calcext:value-type="float">
            <text:p>16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9602.33957347001" calcext:value-type="float">
            <text:p>9602.33957347</text:p>
          </table:table-cell>
          <table:table-cell table:formula="of:=SUM([.J21];[.K21])" office:value-type="float" office:value="8000" calcext:value-type="float">
            <text:p>8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9996.45722052883" calcext:value-type="float">
            <text:p>9996.4572205288</text:p>
          </table:table-cell>
          <table:table-cell table:formula="of:=SUM([.J22];[.K22])" office:value-type="float" office:value="8450" calcext:value-type="float">
            <text:p>845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9996.45722052883" calcext:value-type="float">
            <text:p>9996.4572205288</text:p>
          </table:table-cell>
          <table:table-cell table:formula="of:=SUM([.J23];[.K23])" office:value-type="float" office:value="7950" calcext:value-type="float">
            <text:p>7950</text:p>
          </table:table-cell>
        </table:table-row>
        <table:table-row table:style-name="ro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7768.71018495571" calcext:value-type="float">
            <text:p>7768.7101849557</text:p>
          </table:table-cell>
          <table:table-cell table:formula="of:=SUM([.J24];[.K24])" office:value-type="float" office:value="7900" calcext:value-type="float">
            <text:p>7900</text:p>
          </table:table-cell>
        </table:table-row>
        <table:table-row table:style-name="ro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8837.95033951555" calcext:value-type="float">
            <text:p>8837.9503395156</text:p>
          </table:table-cell>
          <table:table-cell table:formula="of:=SUM([.J25];[.K25])" office:value-type="float" office:value="8200" calcext:value-type="float">
            <text:p>82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O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9602.33957347001" calcext:value-type="float">
            <text:p>9602.33957347</text:p>
          </table:table-cell>
          <table:table-cell table:formula="of:=SUM([.J27];[.K27])" office:value-type="float" office:value="8000" calcext:value-type="float">
            <text:p>8000</text:p>
          </table:table-cell>
        </table:table-row>
        <table:table-row table:style-name="ro3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9996.45722052883" calcext:value-type="float">
            <text:p>9996.4572205288</text:p>
          </table:table-cell>
          <table:table-cell table:formula="of:=SUM([.J28];[.K28])" office:value-type="float" office:value="8000" calcext:value-type="float">
            <text:p>8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9996.45722052883" calcext:value-type="float">
            <text:p>9996.4572205288</text:p>
          </table:table-cell>
          <table:table-cell table:formula="of:=SUM([.J29];[.K29])" office:value-type="float" office:value="2150" calcext:value-type="float">
            <text:p>215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5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5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7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46:.E14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146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6];[.C146];[.F14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46];[.C146];[.E146];[.F14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46:.F14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46];[.D146];[.F14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 table:formula="of:=SUM([.B146:.F14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formula="of:=SUM([.B146:.F146])" office:value-type="float" office:value="0" calcext:value-type="float">
            <text:p>0</text:p>
          </table:table-cell>
          <table:table-cell table:style-name="Default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123:.H146])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 style:data-style-name="N2" text:time-value="09:27:55.424339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2T10:23:54.831839680</dc:date>
    <meta:editing-duration>P9DT15H55M2S</meta:editing-duration>
    <meta:editing-cycles>3018</meta:editing-cycles>
    <meta:generator>LibreOffice/4.2.6.3$Linux_X86_64 LibreOffice_project/420m0$Build-3</meta:generator>
    <meta:document-statistic meta:table-count="17" meta:cell-count="8063" meta:object-count="0"/>
  </office:meta>
</office:document-meta>
</file>